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DejaVu Serif" fo:font-size="14pt" fo:language="sv" fo:country="SE" officeooo:rsid="000a3410" officeooo:paragraph-rsid="000a3410" style:font-size-asian="14pt" style:font-size-complex="14pt"/>
    </style:style>
    <style:style style:name="P2" style:family="paragraph" style:parent-style-name="Preformatted_20_Text">
      <style:paragraph-properties fo:text-align="start" style:justify-single-word="false"/>
      <style:text-properties style:font-name="DejaVu Serif" fo:font-size="12pt" fo:language="sv" fo:country="SE" officeooo:rsid="000a3410" officeooo:paragraph-rsid="000a3410" style:font-size-asian="10.5pt" style:font-size-complex="12pt"/>
    </style:style>
    <style:style style:name="P3" style:family="paragraph" style:parent-style-name="Preformatted_20_Text">
      <style:paragraph-properties fo:text-align="start" style:justify-single-word="false"/>
      <style:text-properties style:font-name="DejaVu Serif" fo:font-size="12pt" fo:language="sv" fo:country="SE" officeooo:rsid="000a8cac" officeooo:paragraph-rsid="000a8cac" style:font-size-asian="10.5pt" style:font-size-complex="12pt"/>
    </style:style>
    <style:style style:name="P4" style:family="paragraph" style:parent-style-name="Preformatted_20_Text">
      <style:paragraph-properties fo:text-align="start" style:justify-single-word="false"/>
      <style:text-properties style:font-name="DejaVu Serif" fo:font-size="12pt" fo:language="sv" fo:country="SE" officeooo:rsid="000d2ac4" officeooo:paragraph-rsid="000d2ac4" style:font-size-asian="10.5pt" style:font-size-complex="12pt"/>
    </style:style>
    <style:style style:name="P5" style:family="paragraph" style:parent-style-name="Preformatted_20_Text">
      <style:paragraph-properties fo:text-align="start" style:justify-single-word="false"/>
      <style:text-properties style:font-name="DejaVu Serif" fo:font-size="12pt" fo:language="sv" fo:country="SE" officeooo:rsid="000dc0f7" officeooo:paragraph-rsid="000dc0f7" style:font-size-asian="10.5pt" style:font-size-complex="12pt"/>
    </style:style>
    <style:style style:name="P6" style:family="paragraph" style:parent-style-name="Preformatted_20_Text">
      <style:paragraph-properties fo:text-align="start" style:justify-single-word="false"/>
      <style:text-properties style:font-name="DejaVu Serif" fo:font-size="12pt" fo:language="sv" fo:country="SE" officeooo:rsid="0010a39b" officeooo:paragraph-rsid="0010a39b" style:font-size-asian="10.5pt" style:font-size-complex="12pt"/>
    </style:style>
    <style:style style:name="P7" style:family="paragraph" style:parent-style-name="Preformatted_20_Text">
      <style:paragraph-properties fo:text-align="start" style:justify-single-word="false"/>
      <style:text-properties style:font-name="DejaVu Serif" fo:font-size="12pt" fo:language="sv" fo:country="SE" officeooo:rsid="00117589" officeooo:paragraph-rsid="0010a39b" style:font-size-asian="10.5pt" style:font-size-complex="12pt"/>
    </style:style>
    <style:style style:name="P8" style:family="paragraph" style:parent-style-name="Preformatted_20_Text">
      <style:paragraph-properties fo:text-align="start" style:justify-single-word="false"/>
      <style:text-properties style:font-name="DejaVu Serif" fo:font-size="12pt" fo:language="sv" fo:country="SE" officeooo:rsid="00117589" officeooo:paragraph-rsid="00117589" style:font-size-asian="10.5pt" style:font-size-complex="12pt"/>
    </style:style>
    <style:style style:name="P9" style:family="paragraph" style:parent-style-name="Preformatted_20_Text">
      <style:paragraph-properties fo:text-align="start" style:justify-single-word="false"/>
      <style:text-properties style:font-name="DejaVu Serif" fo:font-size="12pt" fo:language="sv" fo:country="SE" fo:font-weight="bold" officeooo:rsid="00143229" officeooo:paragraph-rsid="00143229" style:font-size-asian="10.5pt" style:font-weight-asian="bold" style:font-size-complex="12pt" style:font-weight-complex="bold"/>
    </style:style>
    <style:style style:name="P10" style:family="paragraph" style:parent-style-name="Preformatted_20_Text">
      <style:paragraph-properties fo:text-align="start" style:justify-single-word="false"/>
      <style:text-properties style:font-name="DejaVu Serif" fo:font-size="12pt" fo:language="sv" fo:country="SE" fo:font-weight="bold" officeooo:rsid="0017b44e" officeooo:paragraph-rsid="0017b44e" style:font-size-asian="10.5pt" style:font-weight-asian="bold" style:font-size-complex="12pt" style:font-weight-complex="bold"/>
    </style:style>
    <style:style style:name="P11" style:family="paragraph" style:parent-style-name="Preformatted_20_Text">
      <style:paragraph-properties fo:text-align="center" style:justify-single-word="false"/>
      <style:text-properties fo:language="sv" fo:country="SE" officeooo:rsid="000a3410" officeooo:paragraph-rsid="000a3410"/>
    </style:style>
    <style:style style:name="P12" style:family="paragraph" style:parent-style-name="Preformatted_20_Text">
      <style:paragraph-properties fo:text-align="start" style:justify-single-word="false"/>
      <style:text-properties fo:language="sv" fo:country="SE" officeooo:rsid="000a3410" officeooo:paragraph-rsid="000a3410"/>
    </style:style>
    <style:style style:name="T1" style:family="text">
      <style:text-properties officeooo:rsid="000a8cac"/>
    </style:style>
    <style:style style:name="T2" style:family="text">
      <style:text-properties officeooo:rsid="000afbec"/>
    </style:style>
    <style:style style:name="T3" style:family="text">
      <style:text-properties officeooo:rsid="000b2d82"/>
    </style:style>
    <style:style style:name="T4" style:family="text">
      <style:text-properties officeooo:rsid="0013296c"/>
    </style:style>
    <style:style style:name="T5" style:family="text">
      <style:text-properties officeooo:rsid="0015bd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rav (Herman)</text:p>
      <text:p text:style-name="P1"/>
      <text:p text:style-name="P2">En spelare <text:span text:style-name="T1">har stats, hastighet, namn och ett inventory med equipments.</text:span></text:p>
      <text:p text:style-name="P3">När en spelare skapas <text:span text:style-name="T2">har den alltid ett svärd i sitt inventory som inte är equippat. </text:span><text:span text:style-name="T3">Detta svärd har bara en slags stats.</text:span></text:p>
      <text:p text:style-name="P3"/>
      <text:p text:style-name="P4">En spelare kan utöka sin hastighet, men den kan inte vara snabbare än maxfarten. </text:p>
      <text:p text:style-name="P4"/>
      <text:p text:style-name="P5">En spelare kan plocka upp ett equipment och lägga i sin inventory. När det ligger där kan spelaren välja att sätta på sig equipmentet. En spelare kan inte sätta på sig ett equipment som inte finns i inventory:t. </text:p>
      <text:p text:style-name="P5"/>
      <text:p text:style-name="P6">En spelare kan också ta av sig ett equipment.</text:p>
      <text:p text:style-name="P7"/>
      <text:p text:style-name="P8">Det enda equipmentet som spelaren kan sätta på sig två av är svärd. Alla andra equipment kan bara <text:span text:style-name="T4">spelaren</text:span> ha på sig en åt gången. För att en spelare ska ta på sig ett annat equipment med den restriktionen behöver spelaren först ta av sig equipmentet som är på och sätta på sig det nya.</text:p>
      <text:p text:style-name="P8"/>
      <text:p text:style-name="P8"/>
      <text:p text:style-name="P9">När en spelare attackerar skadar den olika beroende på typ av monster och vilket skick svärdet är i. En spelare kan inte attackera utan ett svärd i handen. <text:s/><text:span text:style-name="T5">Spelaren förlorar liv beroende på typ av monster. Monstrets typ spelar också roll hur mycket skada svärdet tar som spelaren attackerar med. </text:span></text:p>
      <text:p text:style-name="P9"/>
      <text:p text:style-name="P10">Fetstil = Ska implementeras.</text:p>
      <text:p text:style-name="P8"/>
      <text:p text:style-name="P8"/>
      <text:p text:style-name="P11"/>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21T13:43:08.765472518</dc:date>
    <meta:editing-duration>PT24M52S</meta:editing-duration>
    <meta:editing-cycles>14</meta:editing-cycles>
    <meta:generator>LibreOffice/6.4.5.2$Linux_X86_64 LibreOffice_project/40$Build-2</meta:generator>
    <meta:document-statistic meta:table-count="0" meta:image-count="0" meta:object-count="0" meta:page-count="1" meta:paragraph-count="9" meta:word-count="206" meta:character-count="1155" meta:non-whitespace-character-count="954"/>
  </office:meta>
</office:document-meta>
</file>